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Dialog">
      <style:text-properties style:font-name="Calibri2"/>
    </style:style>
    <style:style style:name="P9" style:family="paragraph" style:parent-style-name="Text_20_body">
      <style:text-properties fo:language="pl" fo:country="PL"/>
    </style:style>
    <style:style style:name="P10" style:family="paragraph" style:parent-style-name="Text_20_body">
      <style:text-properties style:font-name="Calibri1"/>
    </style:style>
    <style:style style:name="P11" style:family="paragraph" style:parent-style-name="Text_20_body">
      <style:paragraph-properties fo:text-align="center" style:justify-single-word="false"/>
      <style:text-properties style:font-name="Calibri1"/>
    </style:style>
    <style:style style:name="P12" style:family="paragraph" style:parent-style-name="Text_20_body">
      <style:paragraph-properties fo:text-align="start" style:justify-single-word="false"/>
      <style:text-properties style:font-name="Calibri1"/>
    </style:style>
    <style:style style:name="P13" style:family="paragraph" style:parent-style-name="Text_20_body">
      <style:text-properties style:font-name="Calibri"/>
    </style:style>
    <style:style style:name="P14" style:family="paragraph" style:parent-style-name="Text_20_body">
      <style:paragraph-properties fo:text-align="center" style:justify-single-word="false"/>
      <style:text-properties style:font-name="Calibri"/>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center" style:justify-single-word="false"/>
      <style:text-properties style:font-name="Calibri2"/>
    </style:style>
    <style:style style:name="P17" style:family="paragraph" style:parent-style-name="Text_20_body">
      <style:paragraph-properties fo:background-color="transparent">
        <style:background-image/>
      </style:paragraph-properties>
    </style:style>
    <style:style style:name="P18" style:family="paragraph" style:parent-style-name="Heading" style:master-page-name="Standard">
      <style:paragraph-properties style:page-number="auto"/>
      <style:text-properties fo:language="pl" fo:country="PL"/>
    </style:style>
    <style:style style:name="P19" style:family="paragraph" style:parent-style-name="Heading_20_2">
      <style:text-properties fo:language="pl" fo:country="PL"/>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fo:language="pl" fo:country="PL"/>
    </style:style>
    <style:style style:name="P22" style:family="paragraph" style:parent-style-name="Heading_20_2" style:list-style-name="WWNum4">
      <style:paragraph-properties fo:break-before="page"/>
      <style:text-properties fo:language="pl" fo:country="PL"/>
    </style:style>
    <style:style style:name="P23" style:family="paragraph" style:parent-style-name="Heading_20_3">
      <style:text-properties fo:language="pl" fo:country="PL"/>
    </style:style>
    <style:style style:name="P24" style:family="paragraph" style:parent-style-name="List_20_Paragraph" style:list-style-name="WWNum1">
      <style:text-properties fo:language="pl" fo:country="PL"/>
    </style:style>
    <style:style style:name="P25" style:family="paragraph" style:parent-style-name="List_20_Paragraph" style:list-style-name="WWNum2">
      <style:text-properties fo:language="pl" fo:country="PL"/>
    </style:style>
    <style:style style:name="P26" style:family="paragraph" style:parent-style-name="Dialog">
      <style:text-properties style:font-name="Calibri1"/>
    </style:style>
    <style:style style:name="P27" style:family="paragraph" style:parent-style-name="Dialog">
      <style:text-properties style:font-name="Calibri2"/>
    </style:style>
    <style:style style:name="P28" style:family="paragraph" style:parent-style-name="Text_20_body">
      <style:paragraph-properties fo:text-align="center" style:justify-single-word="false"/>
      <style:text-properties style:font-name="Calibri2"/>
    </style:style>
    <style:style style:name="P2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2"/>
    </style:style>
    <style:style style:name="T14" style:family="text">
      <style:text-properties style:font-name="Calibri2" fo:background-color="transparent"/>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rły na Krymie – tom I, „Elekcja Inaczej”</text:p>
      <text:list xml:id="list2126501985400592088" text:style-name="Outline">
        <text:list-item>
          <text:h text:style-name="P19"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9631407" text:continue-numbering="true" text:style-name="Outline">
        <text:list-item>
          <text:h text:style-name="P19" text:outline-level="1">Czego jeszcze potrzebujemy</text:h>
        </text:list-item>
      </text:list>
      <text:list xml:id="list8969241721800776473" text:style-name="WWNum1">
        <text:list-item>
          <text:p text:style-name="P24"><text:s/>przeczytać początek wątku „Elekcja 1673 inaczej”</text:p>
        </text:list-item>
        <text:list-item>
          <text:p text:style-name="P24">Dowiedzieć się więcej o organizacji wojsk Rzeczypospolitej w 2-giej poł. XVII wieku</text:p>
          <text:list>
            <text:list-item>
              <text:p text:style-name="P24">Źródłem może być gra wojenna „Ogniem i Mieczem”</text:p>
            </text:list-item>
          </text:list>
        </text:list-item>
        <text:list-item>
          <text:p text:style-name="P24">Dowiedzieć się więcej o wojnie Polsko-Tureckiej od 1672 roku</text:p>
        </text:list-item>
        <text:list-item>
          <text:p text:style-name="P24">Dowiedzieć się więcej o zwyczajach Rzeczypospolitej Szlacheckiej z 2-giej poł. XVII wieku, źródła:</text:p>
          <text:list>
            <text:list-item>
              <text:p text:style-name="P24">Strona internetowa Kadrinazi</text:p>
            </text:list-item>
            <text:list-item>
              <text:p text:style-name="P24">„Encyklopedia Staropolska” Glogera – może jest na internecie</text:p>
            </text:list-item>
            <text:list-item>
              <text:p text:style-name="P24">„Pamiętniki” Jana Chryzostoma Paska – może jest na internecie – jest w Google Books</text:p>
            </text:list-item>
            <text:list-item>
              <text:p text:style-name="P24">„Listy do Marysieńki” Króla Jana III Sobieskiego – może są na internecie</text:p>
            </text:list-item>
          </text:list>
        </text:list-item>
        <text:list-item>
          <text:p text:style-name="P24">Ewentualnie porozumieć się z głównymi uczestnikami wątku</text:p>
        </text:list-item>
      </text:list>
      <text:list xml:id="list39640187" text:continue-list="list39631407" text:style-name="Outline">
        <text:list-item>
          <text:h text:style-name="P19" text:outline-level="1">Postaci</text:h>
          <text:list>
            <text:list-item>
              <text:list>
                <text:list-item>
                  <text:h text:style-name="P23"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9632606" text:continue-numbering="true" text:style-name="Outline">
        <text:list-item>
          <text:list>
            <text:list-item>
              <text:list>
                <text:list-item>
                  <text:h text:style-name="P23"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9660109" text:continue-numbering="true" text:style-name="Outline">
        <text:list-item>
          <text:list>
            <text:list-item>
              <text:list>
                <text:list-item>
                  <text:h text:style-name="P23"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9658743" text:continue-numbering="true" text:style-name="Outline">
        <text:list-item>
          <text:h text:style-name="P19"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9641114" text:continue-numbering="true" text:style-name="Outline">
        <text:list-item>
          <text:list>
            <text:list-item>
              <text:list>
                <text:list-item>
                  <text:h text:style-name="P23" text:outline-level="3">Pytania do tego co już napisaliśmy</text:h>
                </text:list-item>
              </text:list>
            </text:list-item>
          </text:list>
        </text:list-item>
      </text:list>
      <text:list xml:id="list7195368832640491955" text:style-name="WWNum2">
        <text:list-item>
          <text:p text:style-name="P25">Jakie były działania wojsk polskich prowadzonych przez Hetmana Wlk. na Podolu podczas i tuż po oblężeniu Kamieńca? -&gt; Wyprawa Przeciwko Czambułom</text:p>
        </text:list-item>
        <text:list-item>
          <text:p text:style-name="P25">Kto mógł dowodzić silnym podjazdem, jakie były jego cele i dalsze losy? -&gt; Pośrednio Strażnik Kornny Bidziński, bezpośrednio pan Pruszkowski</text:p>
        </text:list-item>
        <text:list-item>
          <text:p text:style-name="P25">Jak wyglądały działania wojenne podczas elekcji? -&gt; rozejm Buczacki, konfederacja Gołąbska</text:p>
        </text:list-item>
        <text:list-item>
          <text:p text:style-name="P25">Jak wyglądały działania wojenne po elekcji? -&gt; Oblężenie Lwowa i Trembowli (nie jest ważne bo już nastąpił POD)</text:p>
        </text:list-item>
      </text:list>
      <text:p text:style-name="P1"/>
      <text:list xml:id="list39634815" text:continue-list="list39641114" text:style-name="Outline">
        <text:list-item>
          <text:list>
            <text:list-item>
              <text:list>
                <text:list-item>
                  <text:h text:style-name="P23"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3872933084523873423" text:style-name="WWNum4">
        <text:list-item>
          <text:h text:style-name="P22"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9">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6">ó</text:span><text:span text:style-name="T9">g </text:span>spad<text:span text:style-name="T6">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33</dc:date><text:p text:style-name="P29"><text:span text:style-name="T16">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6">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pan text:style-name="T1">monarchy. Ten Sobieski też strasznie głupi, tak go krytykować za plany zbliżenia z Habsburgami. Przecież tylko oni są w stanie teraz pomóc w walce ze wspólnym wrogiem. Pewnie podburza go ta </text:span><text:soft-page-break/><text:span text:style-name="T1">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6">została po drodze z powodu chorób, albo i też na wieczny odpoczynek. Pożegnał pan Ostrowski </text:span><text:soft-page-break/><text:span text:style-name="T6">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6">ł</text:span><text:span text:style-name="T9">oski </text:span>o marszu pana hetmana Sobieskiego <text:soft-page-break/>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9663716" text:continue-list="list39634815" text:style-name="Outline">
        <text:list-item text:start-value="2">
          <text:h text:style-name="P21"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namiestnikowa<text:span text:style-name="T6">ł</text:span>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text:span text:style-name="T6">ł</text:span><text:span text:style-name="T9">a</text:span>. Ci z Rusi, Zamoyszczyzny, Mazowsza do konfederacji królewskiej przystąpić nie chcą. Chorągwie przez konfederatów najęte, tobie, hetmanie, raczej służyć chcą, chor<text:span text:style-name="T6">ą</text:span><text:span text:style-name="T9">gwie, powiadam, </text:span>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text:span text:style-name="T6">ó</text:span><text:span text:style-name="T9">l rzecz </text:span><text:span text:style-name="T6">ś</text:span><text:span text:style-name="T9">wi</text:span><text:span text:style-name="T6">ę</text:span><text:span text:style-name="T9">ta</text:span>... Cho<text:span text:style-name="T6">ć</text:span><text:span text:style-name="T9"> obron</text:span><text:span text:style-name="T6">ę</text:span><text:span text:style-name="T9"> kraju kr</text:span><text:span text:style-name="T6">ó</text:span><text:span text:style-name="T9">l, powiadam, lepiej opatrzy</text:span><text:span text:style-name="T6">ć</text:span><text:span text:style-name="T9">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pan><text:soft-page-break/><text:span text:style-name="T1">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text:soft-page-break/>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43</dc:date><text:p text:style-name="P29"><text:span text:style-name="T16">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a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Teraz zaczęły się opowieści wojenne, w których pan Stefan podkreślał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oft-page-break/><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44</dc:date><text:p text:style-name="P29"><text:span text:style-name="T16">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44</dc:date><text:p text:style-name="P29"><text:span text:style-name="T16">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1">* * *</text:p>
      <text:p text:style-name="P11"/>
      <text:p text:style-name="P9">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text:soft-page-break/>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i obron<text:span text:style-name="T6">ę</text:span> tego kr<text:span text:style-name="T6">ó</text:span>lestwa <text:span text:style-name="T6">paraliżowa</text:span><text:span text:style-name="T6">ć</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text:s/>namiestnikami w waszych chor</text:span><text:span text:style-name="T6">ą</text:span><text:span text:style-name="T9">gwiach, bo dobrze si</text:span><text:span text:style-name="T6">ę</text:span><text:span text:style-name="T9"> dotychczas sprawili</text:span><text:span text:style-name="T6">ś</text:span><text:span text:style-name="T9">cie,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3"/>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text:span><text:soft-page-break/><text:span text:style-name="T6">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 i umo<text:span text:style-name="T6">ż</text:span>liwi<text:span text:style-name="T6">ć</text:span> mu wprowadzenie niepopularnych reform politycznych w Rzeczypospolitej.</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text:span><office:annotation office:name="__Annotation__2319_2028586140"><dc:creator>nieznany</dc:creator><dc:date>2014-12-29T22:18:42.54</dc:date><text:p text:style-name="P29"><text:span text:style-name="T16">Poprawić to sformułowanie</text:span></text:p></office:annotation><text:span text:style-name="T6">dla króla Francji niezbyt znacząca być musiała,</text:span><office:annotation-end office:name="__Annotation__2319_2028586140"/><text:span text:style-name="T6">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text:span><text:span text:style-name="T6">ą</text:span><text:span text:style-name="T6"> nadal pewną możliwością...</text:span></text:p>
      <text:p text:style-name="P10"/>
      <text:p text:style-name="P1"/>
      <text:list xml:id="list39640190" text:continue-numbering="true" text:style-name="Outline">
        <text:list-item>
          <text:h text:style-name="P20"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10">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10"/>
      <text:p text:style-name="P11">* * *</text:p>
      <text:p text:style-name="P10"/>
      <text:p text:style-name="P10">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ci panowie, tak być nie może - przemówił wreszcie król - Turek nie wojuje z Litwą, czy z Koroną, czy z Rzeczpospolitą tylko nawet, lecz całego chrześcijaństwa to nieprzyjaciel.</text:p>
      <text:p text:style-name="P10"><text:soft-page-break/>Zupełnie przypadkowo król trafił w czułą strunę hetmana litewskiego. Wiedząc o tym, biskup krakowski Trzebicki pociągnął wątek:</text:p>
      <text:p text:style-name="P5">- Zaiste, grzechem by to było nie tylko nieposłuszeństwa i pychy wobec króla tej Rzeczypospolitej, grzechem powiadam, ale bezbożnym postępkiem chcesz się, wielmożny hetmanie splamić... Proszę cię ja, sługa Boży, wspomóż walkę z poganinem...</text:p>
      <text:p text:style-name="P10">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10">Dalej narada potoczyła się normalnym wojskowym torem. Sobieski jednak miał kolejne powody, by rozmyślać nad sposobami zwiększenia dyscypliny wojskowej - tym razem wśród najwyższego dowództwa.</text:p>
      <text:p text:style-name="P10"/>
      <text:p text:style-name="P11">* * *</text:p>
      <text:p text:style-name="P10"/>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10"/>
      <text:p text:style-name="P10">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10">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10">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10"><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10"/>
      <text:p text:style-name="P5">- Ruszmy im na pomoc, dalibóg, oni tam okop za nas zdobędą! - niecierpliwił się pocztowy Wyczyński</text:p>
      <text:p text:style-name="P5">- Stać, na rozkaz hetmana jegomości czekamy! - Starczyński powstrzymywał co chwila swych podkomendnych.</text:p>
      <text:p text:style-name="P10"/>
      <text:p text:style-name="P10">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10"/>
      <text:p text:style-name="P10">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10"/>
      <text:p text:style-name="P10">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10"/>
      <text:p text:style-name="P10">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10">- Czuj duch, Turcy chcą się przebić! Powitamy ich tu godnie!</text:p>
      <text:p text:style-name="P10">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10"/>
      <text:p text:style-name="P10">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10"/>
      <text:p text:style-name="P10">Ostrowski i jego wo<text:span text:style-name="T6">ł</text:span>osi przelecieli przez pierwsz<text:span text:style-name="T6">ą</text:span> lini<text:span text:style-name="T6">ę</text:span>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10"/>
      <text:p text:style-name="P10">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10"/>
      <text:p text:style-name="P10"><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6">ś</text:span>ciu<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10"/>
      <text:p text:style-name="P10">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10"/>
      <text:p text:style-name="P10"><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10">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10">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litewskiego,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10"/>
      <text:p text:style-name="P10"/>
      <text:p text:style-name="P10"/>
      <text:list xml:id="list39651730" text:continue-numbering="true" text:style-name="Outline">
        <text:list-item>
          <text:h text:style-name="P20"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powa</text:span><text:span text:style-name="T6">ż</text:span><text:span text:style-name="T9">nie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10"/>
      <text:p text:style-name="P10">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10">Pan wojewoda Jabłonowski przekroczył próg karczmy, w której przy jedynym zajętym dużym stole pośrodku izby siedziało kilku znanych mu oficerów, a przede wszystkim pan hetman wielki koronny Jan Sobieski. Jego sekretarz wojenny, pan namiestnik Urbański, dokładał właśnie do pieca. Pan generał Kątski, dowódca artylerii koronnej, stawiał na stole kociołek z grzanym piwem. Karczmarza ani pozostałej obsługi nie było nigdzie widać. Jabłonowski pokłonił się <text:s/>panu hetmanowi i pozostałym obecnym. </text:p>
      <text:p text:style-name="P10">Doda<text:span text:style-name="T6">ć</text:span> do uczestnik<text:span text:style-name="T6">ó</text:span>w narady pana Atanazego Mi<text:span text:style-name="T6">ą</text:span>czy<text:span text:style-name="T6">ń</text:span>skiego.</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10">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10">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10">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9">nej nocy omawiali szczeg</text:span><text:span text:style-name="T6">ół</text:span><text:span text:style-name="T9">y i</text:span><text:span text:style-name="T6">ście makiawelicznego </text:span><text:span text:style-name="T9">planu, kt</text:span><text:span text:style-name="T6">ó</text:span><text:span text:style-name="T9">ry wynie</text:span><text:span text:style-name="T6">ść</text:span><text:span text:style-name="T9"> mia</text:span><text:span text:style-name="T6">ł</text:span><text:span text:style-name="T9">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6">ś</text:span><text:span text:style-name="T9">li. Jego samego za</text:span><text:span text:style-name="T6">ś</text:span><text:span text:style-name="T9"> trapi</text:span><text:span text:style-name="T6">ł</text:span><text:span text:style-name="T9">a raczej my</text:span><text:span text:style-name="T6">śl</text:span><text:span text:style-name="T9"> o reakcji jego </text:span><text:span text:style-name="T6">ś</text:span><text:span text:style-name="T9">miertelnych wrog</text:span><text:span text:style-name="T6">ó</text:span><text:span text:style-name="T9">w politycznych, kt</text:span><text:span text:style-name="T6">ó</text:span><text:span text:style-name="T9">rzy mimo wszelkich pozor</text:span><text:span text:style-name="T6">ó</text:span><text:span text:style-name="T9">w praworz</text:span><text:span text:style-name="T6">ą</text:span><text:span text:style-name="T9">dno</text:span><text:span text:style-name="T6">ś</text:span><text:span text:style-name="T9">ci plany Sobieskiego na pewno torpedowa</text:span><text:span text:style-name="T6">ć</text:span><text:span text:style-name="T9"> b</text:span><text:span text:style-name="T6">ę</text:span><text:span text:style-name="T9">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P10"/>
      <text:p text:style-name="P11">* * *</text:p>
      <text:p text:style-name="P10">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10"><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10">Wojska większa część idzie za Wisłę, piechoty wszystkie, bo tu na tej stronie pustki wielkie. A przydadzą się nam przy przedsięwzięciach, które już zaraz w roku nowym powziąć musimy.</text:p>
      <text:p text:style-name="P5"/>
      <text:p text:style-name="P11">* * *</text:p>
      <text:p text:style-name="P12">Warszawa zdawa<text:span text:style-name="T6">ł</text:span>a si<text:span text:style-name="T6">ę</text:span> teraz ksi<text:span text:style-name="T6">ę</text:span>ciu prymasowi Florianowi Czartory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kt<text:span text:style-name="T6">ó</text:span>ry przez sojusz z Cesarstwem obiecywa<text:span text:style-name="T6">ł</text:span> stabilizacj<text:span text:style-name="T6">ę</text:span> sytuacji i dalszy wzrost roli Ko<text:span text:style-name="T6">ś</text:span>cio<text:span text:style-name="T6">ł</text:span>a w Rzeczypospolitej. Oto we Lwowie przebywa<text:span text:style-name="T6">ł</text:span> teraz Sobies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Prymas podejrzewa<text:span text:style-name="T6">ł</text:span> hetmana o chorobliwe wr<text:span text:style-name="T6">ę</text:span>cz ambicje polityczne, o ch<text:span text:style-name="T6">ęć</text:span> zerwania sojuszu z Habsburgami, na pewno hetman znajdowa<text:span text:style-name="T6">ł</text:span> si<text:span text:style-name="T6">ę</text:span> pod przemo<text:span text:style-name="T6">ż</text:span>nym wp<text:span text:style-name="T6">ł</text:span>ywem swej francuskiej frywolnej ma<text:span text:style-name="T6">łż</text:span>onki. Nachwali<text:span text:style-name="T6">ć</text:span> si<text:span text:style-name="T6">ę</text:span> hetmana nie m<text:span text:style-name="T6">ó</text:span>g<text:span text:style-name="T6">ł</text:span> za to stary biskup Andrzej Trzebicki, kt<text:span text:style-name="T6">ó</text:span>ry w tych dniach zjecha<text:span text:style-name="T6">ł</text:span> ze swego Krakowa i naprzykrza<text:span text:style-name="T6">ł</text:span> si<text:span text:style-name="T6">ę</text:span> prymasowi. Ksi<text:span text:style-name="T6">ążę</text:span> Czartoryski nawet rozumia<text:span text:style-name="T6">ł</text:span> pewn<text:span text:style-name="T6">ą</text:span> konieczno<text:span text:style-name="T6">ść</text:span> zmian w Rzeczypospolitej, swego czasu popiera<text:span text:style-name="T6">ł przeci</text:span><text:span text:style-name="T6">eż projekty niedawno na obczyźnie zmarłego eks-króla Jana Kazimierza</text:span>... Ale ju<text:span text:style-name="T6">ż</text:span> tyle razy <text:span text:style-name="T6">zawiódł</text:span> si<text:span text:style-name="T6">ę</text:span> ksi<text:span text:style-name="T6">ążę</text:span> prymas w polityce, <text:s/>plany reformy tego kraju przy pomocy francuskiej zosta<text:span text:style-name="T6">ł</text:span>y zniweczone, a teraz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9"> jak najwcze</text:span><text:span text:style-name="T6">ś</text:span><text:span text:style-name="T9">niej zwo</text:span><text:span text:style-name="T6">ł</text:span><text:span text:style-name="T9">a</text:span><text:span text:style-name="T6">ć - perorował Trzebicki -</text:span><text:span text:style-name="T9"> p</text:span><text:span text:style-name="T6">ó</text:span><text:span text:style-name="T9">ki si</text:span><text:span text:style-name="T6">ę</text:span><text:span text:style-name="T9"> zapa</text:span><text:span text:style-name="T6">ł</text:span><text:span text:style-name="T9"> szlachecki i dar jedno</text:span><text:span text:style-name="T6">śc</text:span><text:span text:style-name="T9">i politycznej w obronie wolno</text:span><text:span text:style-name="T6">ś</text:span><text:span text:style-name="T9">ci tego kraju, dar jedno</text:span><text:span text:style-name="T6">ś</text:span><text:span text:style-name="T9">ci powiadam, p</text:span><text:span text:style-name="T6">ó</text:span><text:span text:style-name="T9">ki dzia</text:span><text:span text:style-name="T6">ł</text:span><text:span text:style-name="T9">a, aby si</text:span><text:span text:style-name="T6">ę</text:span><text:span text:style-name="T9"> nie skrzykn</text:span><text:span text:style-name="T6">ę</text:span><text:span text:style-name="T9">li, nie zorganizowali wrogowie tego, kt</text:span><text:span text:style-name="T6">ó</text:span><text:span text:style-name="T9">ry sam jeden obron</text:span><text:span text:style-name="T6">ę</text:span><text:span text:style-name="T9"> tego kraju i wiary </text:span><text:span text:style-name="T6">ś</text:span><text:span text:style-name="T9">wi</text:span><text:span text:style-name="T6">ę</text:span><text:span text:style-name="T9">tej na swych plecach d</text:span><text:span text:style-name="T6">ź</text:span><text:span text:style-name="T9">wiga, powiadam, obron</text:span><text:span text:style-name="T6">ę</text:span><text:span text:style-name="T9"> wiary.</text:span></text:p>
      <text:p text:style-name="Dialog"><text:span text:style-name="T9">- Palec Bo</text:span><text:span text:style-name="T6">ż</text:span><text:span text:style-name="T9">y w tym, </text:span><text:span text:style-name="T6">ż</text:span><text:span text:style-name="T9">e nasz przyjaciel, Cesarza przyjaciel, ja</text:span><text:span text:style-name="T6">ś</text:span><text:span text:style-name="T9">nie wielmo</text:span><text:span text:style-name="T6">ż</text:span><text:span text:style-name="T9">ny pan hetman litewski Pac wcze</text:span><text:span text:style-name="T6">ś</text:span><text:span text:style-name="T9">niej z kampanii wojennej wr</text:span><text:span text:style-name="T6">ó</text:span><text:span text:style-name="T9">ci</text:span><text:span text:style-name="T6">ł - odpar</text:span><text:span text:style-name="T6">ł</text:span><text:span text:style-name="T6"> prymas -</text:span><text:span text:style-name="T9"> on konwokacj</text:span><text:span text:style-name="T6">ę</text:span><text:span text:style-name="T9"> po naszej my</text:span><text:span text:style-name="T6">ś</text:span><text:span text:style-name="T9">li przeprowadzi</text:span><text:span text:style-name="T6">ć</text:span><text:span text:style-name="T9"> pomo</text:span><text:span text:style-name="T6">ż</text:span><text:span text:style-name="T9">e.</text:span></text:p>
      <text:p text:style-name="Dialog"><text:span text:style-name="T9">- Palec Bo</text:span><text:span text:style-name="T6">ż</text:span><text:span text:style-name="T9">y kaza</text:span><text:span text:style-name="T6">ł</text:span><text:span text:style-name="T9"> panu Pacowi litewskie wojsko z wojny z bezbo</text:span><text:span text:style-name="T6">ż</text:span><text:span text:style-name="T9">nym Turkiem niezako</text:span><text:span text:style-name="T6">ń</text:span><text:span text:style-name="T9">czonej, z wojny powiadam wyprowadzi</text:span><text:span text:style-name="T6">ć</text:span><text:span text:style-name="T9">? - zdziwi</text:span><text:span text:style-name="T6">ł</text:span><text:span text:style-name="T9"> si</text:span><text:span text:style-name="T6">ę</text:span><text:span text:style-name="T9"> biskup.</text:span></text:p>
      <text:p text:style-name="Dialog"><text:span text:style-name="T9">- Jego wielmo</text:span><text:span text:style-name="T6">ż</text:span><text:span text:style-name="T9">no</text:span><text:span text:style-name="T6">ść</text:span><text:span text:style-name="T9"> pan hetman litewski pobo</text:span><text:span text:style-name="T6">ż</text:span><text:span text:style-name="T9">ny wielce i wszystko co robi, na chwa</text:span><text:span text:style-name="T6">łę Pana robi</text:span><text:span text:style-name="T9">...</text:span></text:p>
      <text:p text:style-name="Dialog"><text:span text:style-name="T9">- Pobo</text:span><text:span text:style-name="T6">ż</text:span><text:span text:style-name="T9">ny nie znaczy zbawiony - odpar</text:span><text:span text:style-name="T6">ł</text:span><text:span text:style-name="T9"> biskup - a konwokacj</text:span><text:span text:style-name="T6">ę</text:span><text:span text:style-name="T9"> zwo</text:span><text:span text:style-name="T6">ł</text:span><text:span text:style-name="T9">a</text:span><text:span text:style-name="T6">ć</text:span><text:span text:style-name="T9"> trzeba wkr</text:span><text:span text:style-name="T6">ó</text:span><text:span text:style-name="T9">tce, bo i elekcja musi by</text:span><text:span text:style-name="T6">ć</text:span><text:span text:style-name="T9"> niezad</text:span><text:span text:style-name="T6">ł</text:span><text:span text:style-name="T9">ugo i sprawnie, elekcja powiadam musi by</text:span><text:span text:style-name="T6">ć</text:span><text:span text:style-name="T9"> zako</text:span><text:span text:style-name="T6">ń</text:span><text:span text:style-name="T9">czon</text:span><text:span text:style-name="T6">ą</text:span><text:span text:style-name="T9">. Wr</text:span><text:span text:style-name="T6">ó</text:span><text:span text:style-name="T9">g w granicach jeszcze.</text:span></text:p>
      <text:p text:style-name="Text_20_body"><text:span text:style-name="T9">Pr</text:span><text:span text:style-name="T6">ę</text:span><text:span text:style-name="T9">dkie konwokacji przeprowadzenie by</text:span><text:span text:style-name="T6">ł</text:span><text:span text:style-name="T9">o i po prymasa my</text:span><text:span text:style-name="T6">ś</text:span><text:span text:style-name="T9">li. Nie chcia</text:span><text:span text:style-name="T6">ł</text:span><text:span text:style-name="T9"> on bowiem, aby Sobieski na przebieg elekcji wp</text:span><text:span text:style-name="T6">ł</text:span><text:span text:style-name="T9">yw zyska</text:span><text:span text:style-name="T6">ł</text:span><text:span text:style-name="T9">, co przy jego s</text:span><text:span text:style-name="T6">ł</text:span><text:span text:style-name="T9">awie wojennej </text:span><text:span text:style-name="T6">zdarzyć</text:span><text:span text:style-name="T9"> si</text:span><text:span text:style-name="T6">ę</text:span><text:span text:style-name="T9"> mog</text:span><text:span text:style-name="T6">ł</text:span><text:span text:style-name="T9">o. Jeszcze doprowadzi</text:span><text:span text:style-name="T6">ł</text:span><text:span text:style-name="T9">by do wyboru jakiego</text:span><text:span text:style-name="T6">ś</text:span><text:span text:style-name="T9">, uchowaj Bo</text:span><text:span text:style-name="T6">że, Francuza, i do zerwania w ten sposób sojuszu ze Świętym Cesarstwem Rzymskim. Takiej katastrofy chciał książę prymas za wszelką cenę uniknąć, dlatego długo zastanawiał się nad szczegółami organizacji sejmu konwokacyjnego. </text:span><text:span text:style-name="T9">D</text:span><text:span text:style-name="T6">ł</text:span><text:span text:style-name="T9">ugo zatem dyskutowali wielebni biskupi tej listopadowej nocy, bo i Trzebicki g</text:span><text:span text:style-name="T6">ł</text:span><text:span text:style-name="T9">osu swego ch</text:span><text:span text:style-name="T6">ę</text:span><text:span text:style-name="T9">tnie s</text:span><text:span text:style-name="T6">ł</text:span><text:span text:style-name="T9">ucha</text:span><text:span text:style-name="T6">ł.</text:span><text:span text:style-name="T9"> Jednak zdecydowano zwo</text:span><text:span text:style-name="T6">ł</text:span><text:span text:style-name="T9">a</text:span><text:span text:style-name="T6">ć</text:span><text:span text:style-name="T9"> sejm konwokacyjny do Warszawy na dzie</text:span><text:span text:style-name="T6">ń</text:span><text:span text:style-name="T9"> 15 stycznia 1674 roku.</text:span></text:p>
      <text:p text:style-name="P13"/>
      <text:p text:style-name="P14">* * *</text:p>
      <text:p text:style-name="P14"/>
      <text:p text:style-name="P15"><text:span text:style-name="T9">Kapitan de Gourdant, </text:span><text:span text:style-name="T6">ż</text:span><text:span text:style-name="T9">ylasty Normandczyk o oczach koloru, jakie <text:s/>morza p</text:span><text:span text:style-name="T6">ół</text:span><text:span text:style-name="T9">nocne miewaj</text:span><text:span text:style-name="T6">ą</text:span><text:span text:style-name="T9"> w lutym przyjmowa</text:span><text:span text:style-name="T6">ł</text:span><text:span text:style-name="T9"> meldunki ze stacji manewrowych o rzucaniu kolejnych cum. Statek „Portefaix”, na kt</text:span><text:span text:style-name="T6">ó</text:span><text:span text:style-name="T9">rym od niedawna by</text:span><text:span text:style-name="T6">ł</text:span><text:span text:style-name="T9"> dow</text:span><text:span text:style-name="T6">ó</text:span><text:span text:style-name="T9">dc</text:span><text:span text:style-name="T6">ą</text:span><text:span text:style-name="T9">, odrywa</text:span><text:span text:style-name="T6">ł</text:span><text:span text:style-name="T9"> si</text:span><text:span text:style-name="T6">ę</text:span><text:span text:style-name="T9"> poma</text:span><text:span text:style-name="T6">ł</text:span><text:span text:style-name="T9">u od nabrze</text:span><text:span text:style-name="T6">ż</text:span><text:span text:style-name="T9">a w Dunkierce i, wyci</text:span><text:span text:style-name="T6">ą</text:span><text:span text:style-name="T9">gany przez </text:span><text:span text:style-name="T6">łó</text:span><text:span text:style-name="T9">d</text:span><text:span text:style-name="T6">ź</text:span><text:span text:style-name="T9"> wios</text:span><text:span text:style-name="T6">ł</text:span><text:span text:style-name="T9">ow</text:span><text:span text:style-name="T6">ą</text:span><text:span text:style-name="T9">, kierowa</text:span><text:span text:style-name="T6">ł</text:span><text:span text:style-name="T9"> si</text:span><text:span text:style-name="T6">ę</text:span><text:span text:style-name="T9"> ku wyj</text:span><text:span text:style-name="T6">ś</text:span><text:span text:style-name="T9">ciu z portu wojennego. Fregaty „Lutine”, „Railleuse”, i „Favorite” </text:span><text:soft-page-break/><text:span text:style-name="T9">r</text:span><text:span text:style-name="T6">ó</text:span><text:span text:style-name="T9">wnie</text:span><text:span text:style-name="T6">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Dialog"><text:span text:style-name="T6">- Teraz wreszcie powie mi pan, panie </text:span><text:span text:style-name="T6">de Beaulieu, dok</text:span><text:span text:style-name="T6">ą</text:span><text:span text:style-name="T6">d p</text:span><text:span text:style-name="T6">ł</text:span><text:span text:style-name="T6">yniemy i po co ta ca</text:span><text:span text:style-name="T6">ł</text:span><text:span text:style-name="T6">a maskarada - rzek</text:span><text:span text:style-name="T6">ł</text:span><text:span text:style-name="T6"> kapitan - mam si</text:span><text:span text:style-name="T6">ę</text:span><text:span text:style-name="T6"> wszak po wyj</text:span><text:span text:style-name="T6">ś</text:span><text:span text:style-name="T6">ciu w morze wszystkiego dowiedzie</text:span><text:span text:style-name="T6">ć.</text:span></text:p>
      <text:p text:style-name="P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10">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5">- To już jest pełne morze, już bardziej na morze wyjść nie mogę, nie wiedząc dokąd się udajemy.</text:p>
      <text:p text:style-name="P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5">- Zaiste bajeczny scenariusz nam tu malujesz, panie pułkowniku. Za jedną woltą polityczną w kraju gdzieś na wschodzie, dwóch przeciwników ma nam ubyć?</text:p>
      <text:p text:style-name="P5">- Tak to jest, bo Turcy zamiast na bezdrożach polskich tkwić, na Austrię ruszą. Zaś z Brandenburgią Rzeczpospolita sobie poradzi, jeśli ten nasz przyjaciel siły swego państwa zjednoczyć zdoła. W tym również ma mu nasz ładunek pomóc.</text:p>
      <text:p text:style-name="P5">- Domyślam się już, co to za ładunek w elekcji dopomaga i wojnę nową prowadzić pozwoli.</text:p>
      <text:p text:style-name="P5">- Sto tysięcy srebrnych talarów.</text:p>
      <text:p text:style-name="P5">- Ten przyjaciel naszego najjaśniejszego pana to jakiś tytan, jeśli z tak niewielką sumą przewrót polityczny ma przeprowadzić.</text:p>
      <text:p text:style-name="Dialog"><text:span text:style-name="T6">- Suma to wystarczająca na początek. Przewrót to też nie będzie - u nich za każdym razem, gdy król umiera, wybiera się następnego - wszyscy szlachetnie urodzeni, czy magnaci, czy też zwykli szlachcice. Ten nasz przyjaciel, hetman Sobieski, wśród zwykłej szlachty poparcie mieć będzie, </text:span><text:soft-page-break/><text:span text:style-name="T6">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Dialog">- Prawdziwie europejska to intryga. Płyniemy, jak rozumiem, do Gdańska?</text:p>
      <text:p text:style-name="P5">- Tak, płyniemy do Gdańska.</text:p>
      <text:p text:style-name="P11"/>
      <text:p text:style-name="P7"/>
      <text:p text:style-name="P7"/>
      <text:list xml:id="list39649366" text:continue-numbering="true" text:style-name="Outline">
        <text:list-item>
          <text:h text:style-name="P20" text:outline-level="1"/>
        </text:list-item>
      </text:list>
      <text:p text:style-name="Text_20_body">Go<text:span text:style-name="T13">rą</text:span><text:span text:style-name="T9">ca atmosfera </text:span><text:span text:style-name="T13">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6">ł</text:span><text:span text:style-name="T13">o w za</text:span><text:span text:style-name="T6">ś</text:span><text:span text:style-name="T13">ciankach b</text:span><text:span text:style-name="T6">ł</text:span><text:span text:style-name="T13">yska</text:span><text:span text:style-name="T6">ł</text:span><text:span text:style-name="T13">y ogniska, piece i pochodnie, gdy </text:span><text:span text:style-name="T6">ż</text:span><text:span text:style-name="T13">o</text:span><text:span text:style-name="T6">ł</text:span><text:span text:style-name="T13">nierze chor</text:span><text:span text:style-name="T6">ą</text:span><text:span text:style-name="T13">gwi lekkiej pokazywali swym rodzinom </text:span><text:span text:style-name="T6">ł</text:span><text:span text:style-name="T13">upy przywiezione spod Chocimia i ca</text:span><text:span text:style-name="T6">ł</text:span><text:span text:style-name="T13">ej s</text:span><text:span text:style-name="T6">ł</text:span><text:span text:style-name="T13">awnej ju</text:span><text:span text:style-name="T6">ż</text:span><text:span text:style-name="T13"> kampanii mo</text:span><text:span text:style-name="T6">ł</text:span><text:span text:style-name="T13">dawskiej. Na d</text:span><text:span text:style-name="T6">ł</text:span><text:span text:style-name="T13">ugie tygodnie starczy</text:span><text:span text:style-name="T6">ł</text:span><text:span text:style-name="T13">o rycerskich opowie</text:span><text:span text:style-name="T6">ś</text:span><text:span text:style-name="T13">ci, kt</text:span><text:span text:style-name="T6">ó</text:span><text:span text:style-name="T13">re s</text:span><text:span text:style-name="T6">ł</text:span><text:span text:style-name="T13">awi</text:span><text:span text:style-name="T6">ł</text:span><text:span text:style-name="T13">y wielkiego wodza polskiego i ukazywa</text:span><text:span text:style-name="T6">ł</text:span><text:span text:style-name="T13">y za</text:span><text:span text:style-name="T6">ś</text:span><text:span text:style-name="T13">ciankowej szlachcie wroga, z kt</text:span><text:span text:style-name="T6">ó</text:span><text:span text:style-name="T13">rym toczono </text:span><text:span text:style-name="T6">ś</text:span><text:span text:style-name="T13">miertelny b</text:span><text:span text:style-name="T6">ó</text:span><text:span text:style-name="T13">j, z innej ni</text:span><text:span text:style-name="T6">ż</text:span><text:span text:style-name="T13"> dotychczas strony:</text:span></text:p>
      <text:p text:style-name="Dialog"><text:span text:style-name="T13">- na tych szmatkach zdobnych, kt</text:span><text:span text:style-name="T6">ó</text:span><text:span text:style-name="T13">re oni nazywaj</text:span><text:span text:style-name="T6">ą</text:span><text:span text:style-name="T13"> dywan - m</text:span><text:span text:style-name="T6">ó</text:span><text:span text:style-name="T13">wi</text:span><text:span text:style-name="T6">ł</text:span><text:span text:style-name="T13"> pan Ostrowski - odprawiaj</text:span><text:span text:style-name="T6">ą</text:span><text:span text:style-name="T13"> Turcy swe mod</text:span><text:span text:style-name="T6">ł</text:span><text:span text:style-name="T13">y, ale i siedzie</text:span><text:span text:style-name="T6">ć</text:span><text:span text:style-name="T13"> na nich wygodnie, bo i mi</text:span><text:span text:style-name="T6">ę</text:span><text:span text:style-name="T13">kcej ni</text:span><text:span text:style-name="T6">ż</text:span><text:span text:style-name="T13"> na </text:span><text:span text:style-name="T6">ł</text:span><text:span text:style-name="T13">awie.</text:span></text:p>
      <text:p text:style-name="Dialog"><text:span text:style-name="T13">- a w takich skrzyneczkach - innym razem prawi</text:span><text:span text:style-name="T6">ł p</text:span><text:span text:style-name="T13">an Stefan pokazuj</text:span><text:span text:style-name="T6">ą</text:span><text:span text:style-name="T13">c zdobyczny sekretarzyk - ich oficyjerowie i dostojnicy listy swe trzymaj</text:span><text:span text:style-name="T6">ą</text:span><text:span text:style-name="T13">. Osobliwym pismem pisz</text:span><text:span text:style-name="T6">ą</text:span><text:span text:style-name="T13"> oni, nie naszym chrze</text:span><text:span text:style-name="T6">ś</text:span><text:span text:style-name="T13">cija</text:span><text:span text:style-name="T6">ń</text:span><text:span text:style-name="T13">skim, ani nawet nie ruskim alfabetem, jeno sw</text:span><text:span text:style-name="T6">ó</text:span><text:span text:style-name="T13">j maj</text:span><text:span text:style-name="T6">ą</text:span><text:span text:style-name="T13">, co jak ozd</text:span><text:span text:style-name="T6">ó</text:span><text:span text:style-name="T13">bka jakowa</text:span><text:span text:style-name="T6">ś</text:span><text:span text:style-name="T13"> wygl</text:span><text:span text:style-name="T6">ą</text:span><text:span text:style-name="T13">da, tak </text:span><text:span text:style-name="T6">ż</text:span><text:span text:style-name="T13">e nawet s</text:span><text:span text:style-name="T6">łów </text:span><text:span text:style-name="T13">nie poznasz. Umie jednak czyta</text:span><text:span text:style-name="T6">ć</text:span><text:span text:style-name="T13"> takie dokumenta pan hetman wielki, bo on si</text:span><text:span text:style-name="T6">ę</text:span><text:span text:style-name="T13"> w ich j</text:span><text:span text:style-name="T6">ę</text:span><text:span text:style-name="T13">zykach wyznaje i wiele z tymi ludami przed wojn</text:span><text:span text:style-name="T6">ą</text:span><text:span text:style-name="T13"> handlu uprawia</text:span><text:span text:style-name="T6">ł</text:span><text:span text:style-name="T13">, a to konie do hodowli sprowadza</text:span><text:span text:style-name="T6">ł</text:span><text:span text:style-name="T13">.</text:span></text:p>
      <text:p text:style-name="P17"><text:span text:style-name="T13">Zima skuła lodem grzęzawiska i pokryła śniegiem pola, u</text:span><text:span text:style-name="T6">ł</text:span><text:span text:style-name="T13">atwiaj</text:span><text:span text:style-name="T6">ą</text:span><text:span text:style-name="T13">c w ten spos</text:span><text:span text:style-name="T6">ó</text:span><text:span text:style-name="T13">b komunikacj</text:span><text:span text:style-name="T6">ę</text:span><text:span text:style-name="T13"> pomi</text:span><text:span text:style-name="T6">ę</text:span><text:span text:style-name="T13">dzy sadybami.</text:span><text:span text:style-name="T8"> Przyjecha</text:span><text:span text:style-name="T8">ł</text:span><text:span text:style-name="T8"> tedy pan Starczy</text:span><text:span text:style-name="T8">ń</text:span><text:span text:style-name="T8">ski podzieli</text:span><text:span text:style-name="T8">ć</text:span><text:span text:style-name="T8"> si</text:span><text:span text:style-name="T8">ę</text:span><text:span text:style-name="T8"> opowie</text:span><text:span text:style-name="T8">ś</text:span><text:span text:style-name="T8">ciami o podziale </text:span><text:span text:style-name="T8">ł</text:span><text:span text:style-name="T8">up</text:span><text:span text:style-name="T8">ó</text:span><text:span text:style-name="T8">w, a tak</text:span><text:span text:style-name="T8">ż</text:span><text:span text:style-name="T8">e wzi</text:span><text:span text:style-name="T8">ąć</text:span><text:span text:style-name="T8"> udzia</text:span><text:span text:style-name="T8">ł</text:span><text:span text:style-name="T8"> w dyskusjach politycznych.</text:span><text:span text:style-name="T14"> Prawi</text:span><text:span text:style-name="T8">ł</text:span><text:span text:style-name="T14"> tedy siedz</text:span><text:span text:style-name="T8">ą</text:span><text:span text:style-name="T14">c z panem Ostrowskim przy grza</text:span><text:span text:style-name="T8">ń</text:span><text:span text:style-name="T14">cu:</text:span></text:p>
      <text:p text:style-name="Dialog"><text:span text:style-name="T13">- Piast nie jest dobrym kandydatem. Cudzoziemiec obcym b</text:span><text:span text:style-name="T6">ę</text:span><text:span text:style-name="T13">d</text:span><text:span text:style-name="T6">ą</text:span><text:span text:style-name="T13">c na radach naszych ws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Piast za</text:span><text:span text:style-name="T6">ś</text:span><text:span text:style-name="T13">, rad naszych nie potrzebuj</text:span><text:span text:style-name="T6">ą</text:span><text:span text:style-name="T13">c, na sile swej opiera</text:span><text:span text:style-name="T6">ć</text:span><text:span text:style-name="T13"> si</text:span><text:span text:style-name="T6">ę</text:span><text:span text:style-name="T13"> b</text:span><text:span text:style-name="T6">ę</text:span><text:span text:style-name="T13">dzie, co go do deptania praw naszych skusi.</text:span></text:p>
      <text:p text:style-name="Dialog"><text:span text:style-name="T13">- Sam przecie tego robi</text:span><text:span text:style-name="T6">ł</text:span><text:span text:style-name="T13"> nie b</text:span><text:span text:style-name="T6">ę</text:span><text:span text:style-name="T13">dzie, tylko na jakich</text:span><text:span text:style-name="T6">ś</text:span><text:span text:style-name="T13"> doradcach oprze</text:span><text:span text:style-name="T6">ć</text:span><text:span text:style-name="T13"> si</text:span><text:span text:style-name="T6">ę</text:span><text:span text:style-name="T13"> musi.</text:span></text:p>
      <text:p text:style-name="Dialog"><text:span text:style-name="T13">- Pewno </text:span><text:span text:style-name="T6">ż</text:span><text:span text:style-name="T13">e na nas, jako na oficyjerach swoich, opiera</text:span><text:span text:style-name="T6">ć</text:span><text:span text:style-name="T13"> si</text:span><text:span text:style-name="T6">ę</text:span><text:span text:style-name="T13"> b</text:span><text:span text:style-name="T6">ę</text:span><text:span text:style-name="T13">dzie musia</text:span><text:span text:style-name="T6">ł</text:span><text:span text:style-name="T13">. Lecz nas tak</text:span><text:span text:style-name="T6">ż</text:span><text:span text:style-name="T13">e, jako szlachcic</text:span><text:span text:style-name="T6">ó</text:span><text:span text:style-name="T13">w, gn</text:span><text:span text:style-name="T6">ę</text:span><text:span text:style-name="T13">bi</text:span><text:span text:style-name="T6">ć</text:span><text:span text:style-name="T13"> b</text:span><text:span text:style-name="T6">ę</text:span><text:span text:style-name="T13">dzie, gdy podatki na swoje wojsko wprowadzi. Aboslutum dominium to z</text:span><text:span text:style-name="T6">ł</text:span><text:span text:style-name="T13">o ostateczne, upadek naszego kraju, kt</text:span><text:span text:style-name="T6">ó</text:span><text:span text:style-name="T13">ry przecie</text:span><text:span text:style-name="T6">ż</text:span><text:span text:style-name="T13"> tym si</text:span><text:span text:style-name="T6">ę</text:span><text:span text:style-name="T13"> r</text:span><text:span text:style-name="T6">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10">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text:span text:style-name="T13">- Podatkami gn</text:span><text:span text:style-name="T6">ę</text:span><text:span text:style-name="T13">bi</text:span><text:span text:style-name="T6">ć</text:span><text:span text:style-name="T13"> nas nie b</text:span><text:span text:style-name="T6">ę</text:span><text:span text:style-name="T13">dzie, bo nam si</text:span><text:span text:style-name="T6">ę</text:span><text:span text:style-name="T13"> nic zabra</text:span><text:span text:style-name="T6">ć</text:span><text:span text:style-name="T13"> nie da, nic przecie nie mamy. A je</text:span><text:span text:style-name="T6">ś</text:span><text:span text:style-name="T13">li taki Pac, czy taki Radziwiłł ksi</text:span><text:span text:style-name="T6">ążę</text:span><text:span text:style-name="T13"> krewny pana hetmana podatki od swoich latyfundi</text:span><text:span text:style-name="T6">ó</text:span><text:span text:style-name="T13">w zap</text:span><text:span text:style-name="T6">ł</text:span><text:span text:style-name="T13">aci, to i na zdrowie Rzeczypospolitej b</text:span><text:span text:style-name="T6">ę</text:span><text:span text:style-name="T13">dzie.</text:span></text:p>
      <text:p text:style-name="Dialog"><text:span text:style-name="T13">- Albo taki pan Zamoyski, s</text:span><text:span text:style-name="T6">ą</text:span><text:span text:style-name="T13">siad nasz, co tyle gotowizny na procesy ma. Lepiej by wreszcie regimenta przepisane z tej prawie swojej ordynacji wreszcie wystawi</text:span><text:span text:style-name="T6">ł</text:span><text:span text:style-name="T13">.</text:span></text:p>
      <text:p text:style-name="P8"/>
      <text:p text:style-name="P16">* * *</text:p>
      <text:p text:style-name="P8"/>
      <text:p text:style-name="Text_20_body"><text:span text:style-name="T13">Pan Zamoyski <text:s/>go</text:span><text:span text:style-name="T6">ś</text:span><text:span text:style-name="T13">ci</text:span><text:span text:style-name="T6">ł</text:span><text:span text:style-name="T13"> w</text:span><text:span text:style-name="T6">ł</text:span><text:span text:style-name="T13">a</text:span><text:span text:style-name="T6">ś</text:span><text:span text:style-name="T13">nie w swej kamienicy w Lublinie pana hetmana Sobieskiego i o zbli</text:span><text:span text:style-name="T6">ż</text:span><text:span text:style-name="T13">aj</text:span><text:span text:style-name="T6">ą</text:span><text:span text:style-name="T13">cej si</text:span><text:span text:style-name="T6">ę</text:span><text:span text:style-name="T13"> elekcji z nim rozmawia</text:span><text:span text:style-name="T6">ł</text:span><text:span text:style-name="T13">:</text:span></text:p>
      <text:p text:style-name="Dialog"><text:soft-page-break/><text:span text:style-name="T13">- nawet je</text:span><text:span text:style-name="T6">śl</text:span><text:span text:style-name="T13">i na konwokacj</text:span><text:span text:style-name="T6">ę</text:span><text:span text:style-name="T13"> Wasza Dostojno</text:span><text:span text:style-name="T6">ść</text:span><text:span text:style-name="T13"> nie wybierasz si</text:span><text:span text:style-name="T6">ę</text:span><text:span text:style-name="T13">, wierz</text:span><text:span text:style-name="T6">ę</text:span><text:span text:style-name="T13">, </text:span><text:span text:style-name="T6">ż</text:span><text:span text:style-name="T13">e na elekcj</text:span><text:span text:style-name="T6">ę</text:span><text:span text:style-name="T13"> pilnie baczysz. Przecie od tego, czy Dostojności Waszej kandydat na tronie zasi</text:span><text:span text:style-name="T6">ę</text:span><text:span text:style-name="T13">dzie wiele zale</text:span><text:span text:style-name="T6">ż</text:span><text:span text:style-name="T13">y. Kondeusz, tusz</text:span><text:span text:style-name="T6">ę</text:span><text:span text:style-name="T13">?</text:span></text:p>
      <text:p text:style-name="Dialog"><text:span text:style-name="T13">- Wojskowy dzielny krajowi przys</text:span><text:span text:style-name="T6">ł</text:span><text:span text:style-name="T13">u</text:span><text:span text:style-name="T6">ż</text:span><text:span text:style-name="T13">y si</text:span><text:span text:style-name="T6">ę</text:span><text:span text:style-name="T13"> wielce - Sobieski ogl</text:span><text:span text:style-name="T6">ę</text:span><text:span text:style-name="T13">dnie wyra</text:span><text:span text:style-name="T6">ż</text:span><text:span text:style-name="T13">a</text:span><text:span text:style-name="T6">ł się zanim rozmówcy zamiarów nie poznał.</text:span></text:p>
      <text:p text:style-name="Dialog"><text:span text:style-name="T13">- Tak, z poparciem Francji wojn</text:span><text:span text:style-name="T6">ę</text:span><text:span text:style-name="T13"> t</text:span><text:span text:style-name="T6">ę</text:span><text:span text:style-name="T13"> nieszcz</text:span><text:span text:style-name="T6">ę</text:span><text:span text:style-name="T13">sn</text:span><text:span text:style-name="T6">ą</text:span><text:span text:style-name="T13"> szybciej sko</text:span><text:span text:style-name="T6">ń</text:span><text:span text:style-name="T13">czymy. Ale i hetmanowi wielkiemu koronnemu w</text:span><text:span text:style-name="T6">ł</text:span><text:span text:style-name="T13">adca taki si</text:span><text:span text:style-name="T6">ę</text:span><text:span text:style-name="T13"> przys</text:span><text:span text:style-name="T6">ł</text:span><text:span text:style-name="T13">u</text:span><text:span text:style-name="T6">ż</text:span><text:span text:style-name="T13">y. A jednak wrog</text:span><text:span text:style-name="T6">ó</text:span><text:span text:style-name="T13">w znacznych ta kandydatur mie</text:span><text:span text:style-name="T6">ć</text:span><text:span text:style-name="T13"> b</text:span><text:span text:style-name="T6">ę</text:span><text:span text:style-name="T13">dzie. Wielu przecie z Habsburgiem nadzieje wi</text:span><text:span text:style-name="T6">ążą</text:span><text:span text:style-name="T13">... Ju</text:span><text:span text:style-name="T6">ż</text:span><text:span text:style-name="T13"> nawet przed ma</text:span><text:span text:style-name="T6">łż</text:span><text:span text:style-name="T13">e</text:span><text:span text:style-name="T6">ń</text:span><text:span text:style-name="T13">stwem zmar</text:span><text:span text:style-name="T6">ł</text:span><text:span text:style-name="T13">ego kr</text:span><text:span text:style-name="T6">ó</text:span><text:span text:style-name="T13">la z habsbur</text:span><text:span text:style-name="T6">ż</text:span><text:span text:style-name="T13">ank</text:span><text:span text:style-name="T6">ą</text:span><text:span text:style-name="T13">... Ja za</text:span><text:span text:style-name="T6">ś</text:span><text:span text:style-name="T13"> kandydata mi</text:span><text:span text:style-name="T6">ł</text:span><text:span text:style-name="T13">ego Waszej Dostojno</text:span><text:span text:style-name="T6">ś</text:span><text:span text:style-name="T13">ci popr</text:span><text:span text:style-name="T6">ę</text:span><text:span text:style-name="T13">, je</text:span><text:span text:style-name="T6">ś</text:span><text:span text:style-name="T13">li Wasza Dostojno</text:span><text:span text:style-name="T6">ść</text:span><text:span text:style-name="T13"> moje s</text:span><text:span text:style-name="T6">ł</text:span><text:span text:style-name="T13">uszne prawa do Zamo</text:span><text:span text:style-name="T6">ś</text:span><text:span text:style-name="T13">cia i Ordynacyjej poprze. Zamoyskich to przecie dzie</text:span><text:span text:style-name="T6">ł</text:span><text:span text:style-name="T13">o, do kt</text:span><text:span text:style-name="T6">ó</text:span><text:span text:style-name="T13">rego przyjaciel Wasz pan hetman Wi</text:span><text:span text:style-name="T6">ś</text:span><text:span text:style-name="T13">niowiecki, pretensj</text:span><text:span text:style-name="T6">ę</text:span><text:span text:style-name="T13"> poprzez nieboszczk</text:span><text:span text:style-name="T6">ę</text:span><text:span text:style-name="T13"> Gryzeld</text:span><text:span text:style-name="T6">ę</text:span><text:span text:style-name="T13"> suplikuje. Oto Wasza Mi</text:span><text:span text:style-name="T6">ł</text:span><text:span text:style-name="T13">o</text:span><text:span text:style-name="T6">ść</text:span><text:span text:style-name="T13"> s</text:span><text:span text:style-name="T6">ł</text:span><text:span text:style-name="T13">owo wa</text:span><text:span text:style-name="T6">ż</text:span><text:span text:style-name="T13">ne w Trybunale tutejszym powiedzie</text:span><text:span text:style-name="T6">ć</text:span><text:span text:style-name="T13"> powiedzie</text:span><text:span text:style-name="T6">ć</text:span><text:span text:style-name="T13"> mo</text:span><text:span text:style-name="T6">ż</text:span><text:span text:style-name="T13">e i s</text:span><text:span text:style-name="T6">ł</text:span><text:span text:style-name="T13">owa tego tutaj pos</text:span><text:span text:style-name="T6">ł</text:span><text:span text:style-name="T13">uchaj</text:span><text:span text:style-name="T6">ą</text:span><text:span text:style-name="T13">. Je</text:span><text:span text:style-name="T6">ś</text:span><text:span text:style-name="T13">li wi</text:span><text:span text:style-name="T6">ę</text:span><text:span text:style-name="T13">c uda si</text:span><text:span text:style-name="T6">ę</text:span><text:span text:style-name="T13"> Waszej Dostojno</text:span><text:span text:style-name="T6">ś</text:span><text:span text:style-name="T13">ci, </text:span><text:span text:style-name="T6">ż</text:span><text:span text:style-name="T13">ebym ja wr</text:span><text:span text:style-name="T6">ó</text:span><text:span text:style-name="T13">ci</text:span><text:span text:style-name="T6">ł</text:span><text:span text:style-name="T13"> na Zamo</text:span><text:span text:style-name="T6">ść</text:span><text:span text:style-name="T13">, a pan hetman Wi</text:span><text:span text:style-name="T6">ś</text:span><text:span text:style-name="T13">niowiecki czym innym zadowoli</text:span><text:span text:style-name="T6">ł</text:span><text:span text:style-name="T13"> si</text:span><text:span text:style-name="T6">ę</text:span><text:span text:style-name="T13">, to elekcja bardziej po Waszej my</text:span><text:span text:style-name="T6">ś</text:span><text:span text:style-name="T13">li si</text:span><text:span text:style-name="T6">ę</text:span><text:span text:style-name="T13"> rozwinie...</text:span></text:p>
      <text:p text:style-name="P8"/>
      <text:p text:style-name="P16">* * *</text:p>
      <text:p text:style-name="P8"/>
      <text:p text:style-name="Text_20_body"><text:span text:style-name="T13">Sejm konwokacyjny zszed</text:span><text:span text:style-name="T6">ł</text:span><text:span text:style-name="T13"> si</text:span><text:span text:style-name="T6">ę</text:span><text:span text:style-name="T13">, a potem rozszed</text:span><text:span text:style-name="T6">ł</text:span><text:span text:style-name="T13"> bez wi</text:span><text:span text:style-name="T6">ę</text:span><text:span text:style-name="T13">kszych sensacji. Termin sejmu elekcyjnego ustalono na 20 kwietnia. W</text:span><text:span text:style-name="T6">ś</text:span><text:span text:style-name="T13">r</text:span><text:span text:style-name="T6">ó</text:span><text:span text:style-name="T13">d drobiazgowych instrukcyj co do przebiegu elekcji znalaz</text:span><text:span text:style-name="T6">ł</text:span><text:span text:style-name="T13">a si</text:span><text:span text:style-name="T6">ę</text:span><text:span text:style-name="T13"> i tak, </text:span><text:span text:style-name="T6">ż</text:span><text:span text:style-name="T13">e nie wolno wprowadza</text:span><text:span text:style-name="T6">ć</text:span><text:span text:style-name="T13"> wojsk w pobli</text:span><text:span text:style-name="T6">ż</text:span><text:span text:style-name="T13">e pola na Woli. Instrukcja ta przez delegacj</text:span><text:span text:style-name="T6">ę</text:span><text:span text:style-name="T13"> wile</text:span><text:span text:style-name="T6">ń</text:span><text:span text:style-name="T13">sk</text:span><text:span text:style-name="T6">ą</text:span><text:span text:style-name="T13"> przeforsowana w oczywisty spos</text:span><text:span text:style-name="T6">ó</text:span><text:span text:style-name="T13">b by</text:span><text:span text:style-name="T6">ł</text:span><text:span text:style-name="T13">a w hetmana Sobieskiego wymierzona, jego samego jednak nie zmartwi</text:span><text:span text:style-name="T6">ł</text:span><text:span text:style-name="T13">a. On by</text:span><text:span text:style-name="T6">ł</text:span><text:span text:style-name="T13"> bowiem r</text:span><text:span text:style-name="T6">ó</text:span><text:span text:style-name="T13">wnie</text:span><text:span text:style-name="T6">ż</text:span><text:span text:style-name="T13"> jako marsza</text:span><text:span text:style-name="T6">ł</text:span><text:span text:style-name="T13">ek wielki koronny za jej wykonanie odpowiedzialny, jako i za og</text:span><text:span text:style-name="T6">ó</text:span><text:span text:style-name="T13">lny porz</text:span><text:span text:style-name="T6">ą</text:span><text:span text:style-name="T13">dek na elekcji. Zaraz te</text:span><text:span text:style-name="T6">ż</text:span><text:span text:style-name="T13"> zarz</text:span><text:span text:style-name="T6">ą</text:span><text:span text:style-name="T13">dzi</text:span><text:span text:style-name="T6">ł</text:span><text:span text:style-name="T13">, </text:span><text:span text:style-name="T6">ż</text:span><text:span text:style-name="T13">e r</text:span><text:span text:style-name="T6">ó</text:span><text:span text:style-name="T13">wnie</text:span><text:span text:style-name="T6">ż</text:span><text:span text:style-name="T13"> magnaci litewscy <text:s/>na orszaku niewielkim przybocznym poprzesta</text:span><text:span text:style-name="T6">ć</text:span><text:span text:style-name="T13"> musz</text:span><text:span text:style-name="T6">ą</text:span><text:span text:style-name="T13">. By</text:span><text:span text:style-name="T6">ł</text:span><text:span text:style-name="T13">o to zgodne z instrukcj</text:span><text:span text:style-name="T6">ą</text:span><text:span text:style-name="T13"> sejmu konwokacyjnego, lecz wbrew tradycji pozwalaj</text:span><text:span text:style-name="T6">ą</text:span><text:span text:style-name="T13">cej magnatom z ksi</text:span><text:span text:style-name="T6">ążę</text:span><text:span text:style-name="T13">cej krwi Giedymina, lub tym, kt</text:span><text:span text:style-name="T6">ó</text:span><text:span text:style-name="T13">rzy przez maj</text:span><text:span text:style-name="T6">ę</text:span><text:span text:style-name="T13">tno</text:span><text:span text:style-name="T6">ść</text:span><text:span text:style-name="T13"> za krwi tej r</text:span><text:span text:style-name="T6">ó</text:span><text:span text:style-name="T13">wnych si</text:span><text:span text:style-name="T6">ę</text:span><text:span text:style-name="T13"> uwa</text:span><text:span text:style-name="T6">ż</text:span><text:span text:style-name="T13">ali, z ca</text:span><text:span text:style-name="T6">ł</text:span><text:span text:style-name="T13">ym prawie wojskiem swym na Mazowsze si</text:span><text:span text:style-name="T6">ę</text:span><text:span text:style-name="T13"> zje</text:span><text:span text:style-name="T6">ż</text:span><text:span text:style-name="T13">d</text:span><text:span text:style-name="T6">ż</text:span><text:span text:style-name="T13">a</text:span><text:span text:style-name="T6">ć</text:span><text:span text:style-name="T13">.</text:span></text:p>
      <text:p text:style-name="P16">* * *</text:p>
      <text:p text:style-name="P8"/>
      <text:p text:style-name="Text_20_body"><text:span text:style-name="T13">Wchodz</text:span><text:span text:style-name="T6">ą</text:span><text:span text:style-name="T13">cy do Gda</text:span><text:span text:style-name="T6">ń</text:span><text:span text:style-name="T13">ska francuski bryg </text:span><text:span text:style-name="T6">ś</text:span><text:span text:style-name="T13">ci</text:span><text:span text:style-name="T6">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10">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10">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10"/>
      <text:p text:style-name="P16">* * *</text:p>
      <text:p text:style-name="P8"/>
      <text:p text:style-name="P10">Sta<text:span text:style-name="T6">ł</text:span>y pose<text:span text:style-name="T6">ł</text:span> cesarski w Warszawie Stom i specjalny wys<text:span text:style-name="T6">ł</text:span>annik cesarza na elekcj<text:span text:style-name="T6">ę, hrabia </text:span>Schaffgotsch nie musieli si<text:span text:style-name="T6">ę</text:span> spotyka<text:span text:style-name="T6">ć</text:span> potajemnie. Jednak ich spotkania mia<text:span text:style-name="T6">ł</text:span>y tajny charakter, zdawa<text:span text:style-name="T6">ł</text:span>o si<text:span text:style-name="T6">ę</text:span> im bowiem, <text:span text:style-name="T6">ż</text:span>e s<text:span text:style-name="T6">ą</text:span> na tropie tajemnic <text:s/>jakowy<text:span text:style-name="T6">ś</text:span>. Nie bardzo wiedzieli, jakich.</text:p>
      <text:p text:style-name="Dialog">- Co<text:span text:style-name="T6">ś</text:span><text:span text:style-name="T6"> si</text:span><text:span text:style-name="T6">ę</text:span><text:span text:style-name="T6"> w Gda</text:span><text:span text:style-name="T6">ń</text:span><text:span text:style-name="T6">sku przecie dzieje, ostatni list od Loitzla podaje, </text:span><text:span text:style-name="T6">ż</text:span><text:span text:style-name="T6">e jakie</text:span><text:span text:style-name="T6">ś</text:span><text:span text:style-name="T6"> francuskie statki do portu wp</text:span><text:span text:style-name="T6">ł</text:span><text:span text:style-name="T6">ywa</text:span><text:span text:style-name="T6">ć</text:span><text:span text:style-name="T6"> mia</text:span><text:span text:style-name="T6">ł</text:span><text:span text:style-name="T6">y. Na pewno elekcj</text:span><text:span text:style-name="T6">ę</text:span><text:span text:style-name="T6"> Kondeusza Ludwik b</text:span><text:span text:style-name="T6">ę</text:span><text:span text:style-name="T6">dzie forsowa</text:span><text:span text:style-name="T6">ł za wszelką cenę</text:span><text:span text:style-name="T6">.</text:span></text:p>
      <text:p text:style-name="Dialog"><text:span text:style-name="T6">- To Wa</text:span><text:span text:style-name="T6">ść</text:span><text:span text:style-name="T6"> Loitzla do Gda</text:span><text:span text:style-name="T6">ń</text:span><text:span text:style-name="T6">ska wys</text:span><text:span text:style-name="T6">ł</text:span><text:span text:style-name="T6">a</text:span><text:span text:style-name="T6">ł</text:span><text:span text:style-name="T6">?</text:span></text:p>
      <text:p text:style-name="Dialog"><text:span text:style-name="T6">- </text:span><text:span text:style-name="T6">Ż</text:span><text:span text:style-name="T6">adnego innego wywiadowcy pod r</text:span><text:span text:style-name="T6">ę</text:span><text:span text:style-name="T6">k</text:span><text:span text:style-name="T6">ą</text:span><text:span text:style-name="T6"> nie mia</text:span><text:span text:style-name="T6">ł</text:span><text:span text:style-name="T6">em, bo inni Jawor</text:span><text:span text:style-name="T6">ó</text:span><text:span text:style-name="T6">w Sobieskiego oraz Lw</text:span><text:span text:style-name="T6">ó</text:span><text:span text:style-name="T6">w obserwuj</text:span><text:span text:style-name="T6">ą</text:span><text:span text:style-name="T6">. Mam wra</text:span><text:span text:style-name="T6">ż</text:span><text:span text:style-name="T6">enie, </text:span><text:span text:style-name="T6">ż</text:span><text:span text:style-name="T6">e Sobieski co</text:span><text:span text:style-name="T6">ś</text:span><text:span text:style-name="T6"> planuje - po takim zwyci</text:span><text:span text:style-name="T6">ę</text:span><text:span text:style-name="T6">stwie s</text:span><text:span text:style-name="T6">ł</text:span><text:span text:style-name="T6">awnym m</text:span><text:span text:style-name="T6">ó</text:span><text:span text:style-name="T6">g</text:span><text:span text:style-name="T6">ł</text:span><text:span text:style-name="T6">by tutaj nawet i dyktatur</text:span><text:span text:style-name="T6">ę</text:span><text:span text:style-name="T6"> wprowadzi</text:span><text:span text:style-name="T6">ć</text:span><text:span text:style-name="T6">, gdyby chcia</text:span><text:span text:style-name="T6">ł</text:span><text:span text:style-name="T6">... A on nawet kandydatury swej nie zg</text:span><text:span text:style-name="T6">ł</text:span><text:span text:style-name="T6">asza.</text:span></text:p>
      <text:p text:style-name="Dialog"><text:span text:style-name="T6">- Donosi mi pan Fredro ze Lwowa, </text:span><text:span text:style-name="T6">ż</text:span><text:span text:style-name="T6">e Sobieski z Pacami si</text:span><text:span text:style-name="T6">ę</text:span><text:span text:style-name="T6"> zgodzi</text:span><text:span text:style-name="T6">ł</text:span><text:span text:style-name="T6">, </text:span><text:span text:style-name="T6">ż</text:span><text:span text:style-name="T6">e </text:span><text:span text:style-name="T6">ż</text:span><text:span text:style-name="T6">aden Polak ani Litwin swej kandydatury na elekcj</text:span><text:span text:style-name="T6">ę</text:span><text:span text:style-name="T6"> nie wystawi.</text:span></text:p>
      <text:p text:style-name="Dialog"><text:span text:style-name="T6">- To dziwne, </text:span><text:span text:style-name="T6">ż</text:span><text:span text:style-name="T6">eby Sobieski z Pacami si</text:span><text:span text:style-name="T6">ę</text:span><text:span text:style-name="T6"> w czymkolwiek zgodzi</text:span><text:span text:style-name="T6">ł</text:span><text:span text:style-name="T6"> i to jeszcze na takie ust</text:span><text:span text:style-name="T6">ę</text:span><text:span text:style-name="T6">pstwa poszed</text:span><text:span text:style-name="T6">ł</text:span><text:span text:style-name="T6">. Ufasz Wa</text:span><text:span text:style-name="T6">ść</text:span><text:span text:style-name="T6"> temu Fredrowi? Du</text:span><text:span text:style-name="T6">ż</text:span><text:span text:style-name="T6">o mu si</text:span><text:span text:style-name="T6">ę</text:span><text:span text:style-name="T6"> p</text:span><text:span text:style-name="T6">ł</text:span><text:span text:style-name="T6">aci?</text:span></text:p>
      <text:p text:style-name="Dialog"><text:span text:style-name="T6">- Jemu akurat nic nie p</text:span><text:span text:style-name="T6">ł</text:span><text:span text:style-name="T6">acimy, on zawsze by</text:span><text:span text:style-name="T6">ł</text:span><text:span text:style-name="T6"> Habsburg</text:span><text:span text:style-name="T6">ó</text:span><text:span text:style-name="T6">w sam z siebie zwolennikiem, i piewc</text:span><text:span text:style-name="T6">ą</text:span><text:span text:style-name="T6"> swob</text:span><text:span text:style-name="T6">ó</text:span><text:span text:style-name="T6">d szlacheckich. J</text:span><text:span text:style-name="T6">eśli on na pozycje Sobieskiego teraz przeszedł, to już zupełnie kiepsko z naszymi wpływami w Rzeczypospolitej. Ale co tam Loitzl dalej donosi?</text:span></text:p>
      <text:p text:style-name="P5">- Miał się rozejrzeć, co z tymi francuskimi statkami.</text:p>
      <text:p text:style-name="P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5"/>
      <text:p text:style-name="P16">* * *</text:p>
      <text:p text:style-name="P8"/>
      <text:p text:style-name="P15"><text:span text:style-name="T13">Jeszcze pod koniec lutego zjecha</text:span><text:span text:style-name="T6">ł</text:span><text:span text:style-name="T13"> do za</text:span><text:span text:style-name="T6">ś</text:span><text:span text:style-name="T13">cianka pan Atanazy Mi</text:span><text:span text:style-name="T6">ą</text:span><text:span text:style-name="T13">czy</text:span><text:span text:style-name="T6">ń</text:span><text:span text:style-name="T13">ski z niewielkim pocztem. Z szacunkiem witany przez szarak</text:span><text:span text:style-name="T6">ó</text:span><text:span text:style-name="T13">w, z kt</text:span><text:span text:style-name="T6">ó</text:span><text:span text:style-name="T13">rych wielu w jego lekkich chor</text:span><text:span text:style-name="T6">ą</text:span><text:span text:style-name="T13">gwiach s</text:span><text:span text:style-name="T6">ł</text:span><text:span text:style-name="T13">u</text:span><text:span text:style-name="T6">ż</text:span><text:span text:style-name="T13">y</text:span><text:span text:style-name="T6">ł</text:span><text:span text:style-name="T13">o, szed</text:span><text:span text:style-name="T6">ł</text:span><text:span text:style-name="T13"> szybko </text:span><text:soft-page-break/><text:span text:style-name="T13">widzie</text:span><text:span text:style-name="T6">ć</text:span><text:span text:style-name="T13"> si</text:span><text:span text:style-name="T6">ę</text:span><text:span text:style-name="T13"> z panem Ostrowskim. Wspomniawszy chocimskie i mo</text:span><text:span text:style-name="T6">ł</text:span><text:span text:style-name="T13">dawskie potrzeby, w kt</text:span><text:span text:style-name="T6">ó</text:span><text:span text:style-name="T13">rych pan Stefan ju</text:span><text:span text:style-name="T6">ż</text:span><text:span text:style-name="T13"> chor</text:span><text:span text:style-name="T6">ą</text:span><text:span text:style-name="T13">giew prowadza</text:span><text:span text:style-name="T6">ł</text:span><text:span text:style-name="T13">, rzek</text:span><text:span text:style-name="T6">ł</text:span><text:span text:style-name="T13"> pan Mi</text:span><text:span text:style-name="T6">ą</text:span><text:span text:style-name="T13">czy</text:span><text:span text:style-name="T6">ń</text:span><text:span text:style-name="T13">ski:</text:span></text:p>
      <text:p text:style-name="Dialog"><text:span text:style-name="T13">- Trzeba aby</text:span><text:span text:style-name="T6">ś</text:span><text:span text:style-name="T13"> zosta</text:span><text:span text:style-name="T6">ł Waćpan porucznikiem nowej chorągwi wołoskiej, nie mojej wprawdzie, lecz brata mego Andrzeja, cze</text:span><text:span text:style-name="T6">ś</text:span><text:span text:style-name="T6">nika p</text:span><text:span text:style-name="T6">ł</text:span><text:span text:style-name="T6">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5">- Rozumiem, że dla elekcji nastrojów uspokojenia chorągwie na Mazowsze ściągać będą. </text:p>
      <text:p text:style-name="P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5">- Nie może to być, aby kto na zdrowie jaśnie wielmożnego hetmana nastawał! Wszyscy go tu kochają!</text:p>
      <text:p text:style-name="P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5">- Tak teraz już widzę, co Wasza Miłość ma na myśli. Dyscyplinę w wojsku trzeba wzmocnić i tak kraju całego wysiłkiem wojnę zakończyć. Potem dopiero politykować można.</text:p>
      <text:p text:style-name="P12">Panu Atanazemu oczy rozbłysły, gdy usłyszał z ust młodego żołnierza słowa swojego mentora i przyjaciela.</text:p>
      <text:p text:style-name="P5">- Tak właśnie. Jeno aby to uczynić, zmiany w Rzeczpospolitej uczynić nam trzeba. Wielkie zmiany, bo tak jak teraz by<text:span text:style-name="T6">ć</text:span> nie mo<text:span text:style-name="T6">ż</text:span>e. Ca<text:span text:style-name="T6">ł</text:span>a Europa si<text:span text:style-name="T6">ę</text:span> z nas <text:span text:style-name="T6">ś</text:span>mieje, nas<text:span text:style-name="T6">ł</text:span>ucha<text:span text:style-name="T6">ł</text:span>em si<text:span text:style-name="T6">ę </text:span>w Gda<text:span text:style-name="T6">ń</text:span>sku, co kupcy z r<text:span text:style-name="T6">óż</text:span>nych stron o naszej, niegdy<text:span text:style-name="T6">ś</text:span> tak powa<text:span text:style-name="T6">ż</text:span>anej Rzeczpospolitej m<text:span text:style-name="T6">ó</text:span>wi<text:span text:style-name="T6">ą</text:span>. Moi możni przyjaciele liczą na Waści, liczą na wierną mazowiecką szlachtę, że wysiłki ku poprawie Rzeczpospolitej wspomożecie.</text:p>
      <text:p text:style-name="P5">- Ja dla hetmana jegomości trudu ni krwi szczędzić nie będę!</text:p>
      <text:p text:style-name="P5">- Tak więc chorągiew formować trzeba. Oto listy przypowiednie dla mego brata od pana hetmana wielkiego koronnego, na te listy zaciągaj Waść...</text:p>
      <text:p text:style-name="P5"/>
      <text:p text:style-name="P16">* * *</text:p>
      <text:p text:style-name="P8"/>
      <text:p text:style-name="Text_20_body">Ju<text:span text:style-name="T6">ż</text:span> dwa tygodnie p<text:span text:style-name="T6">óź</text:span>niej maszerowa<text:span text:style-name="T6">ł</text:span> pan Ostrowski na czele kilkudziesi<text:span text:style-name="T6">ę</text:span><text:span text:style-name="T9">ciu krewniak</text:span><text:span text:style-name="T6">ó</text:span><text:span text:style-name="T9">w, kum</text:span><text:span text:style-name="T6">ó</text:span><text:span text:style-name="T9">w i s</text:span><text:span text:style-name="T6">ą</text:span><text:span text:style-name="T9">siad</text:span><text:span text:style-name="T6">ó</text:span><text:span text:style-name="T9">w, stanowi</text:span><text:span text:style-name="T6">ą</text:span><text:span text:style-name="T9">cych trzon nowej chor</text:span><text:span text:style-name="T6">ą</text:span><text:span text:style-name="T9">gwi lekkiej. <text:s/>Maszerowali w kierunku Pielaszkowic na Lubelszczy</text:span><text:span text:style-name="T6">ź</text:span><text:span text:style-name="T9">nie, <text:s/>gdzie popisa</text:span><text:span text:style-name="T6">ć</text:span><text:span text:style-name="T9"> si</text:span><text:span text:style-name="T6">ę</text:span><text:span text:style-name="T9"> mieli <text:s/>przed s</text:span><text:span text:style-name="T6">ł</text:span><text:span text:style-name="T9">awetnym ju</text:span><text:span text:style-name="T6">ż</text:span><text:span text:style-name="T9"> dow</text:span><text:span text:style-name="T6">ó</text:span><text:span text:style-name="T9">dc</text:span><text:span text:style-name="T6">ą</text:span><text:span text:style-name="T9"> kawalerii w Kornie, wojewod</text:span><text:span text:style-name="T6">ą</text:span><text:span text:style-name="T9"> ruskim panem Jab</text:span><text:span text:style-name="T6">ł</text:span><text:span text:style-name="T9">onowskim. <text:s/>Zwykle popisy nowych chor</text:span><text:span text:style-name="T6">ą</text:span><text:span text:style-name="T9">gwi powinny odbywa</text:span><text:span text:style-name="T6">ć</text:span><text:span text:style-name="T9"> si</text:span><text:span text:style-name="T6">ę</text:span><text:span text:style-name="T9"> przed pisarzem koronnym, lecz pe</text:span><text:span text:style-name="T6">ł</text:span><text:span text:style-name="T9">ni</text:span><text:span text:style-name="T6">ą</text:span><text:span text:style-name="T9">cy t</text:span><text:span text:style-name="T6">ę</text:span><text:span text:style-name="T9"> funkcj</text:span><text:span text:style-name="T6">ę</text:span><text:span text:style-name="T9"> pan Stefan Czarnecki nie pali</text:span><text:span text:style-name="T6">ł</text:span><text:span text:style-name="T9"> si</text:span><text:span text:style-name="T6">ę</text:span><text:span text:style-name="T9"> do wjazdu w prywatne w</text:span><text:span text:style-name="T6">ł</text:span><text:span text:style-name="T9">o</text:span><text:span text:style-name="T6">ś</text:span><text:span text:style-name="T9">ci hetmana Sobieskiego, kt</text:span><text:span text:style-name="T6">ó</text:span><text:span text:style-name="T9">rego serdecznie nienawidzi</text:span><text:span text:style-name="T6">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text:span><text:soft-page-break/><text:span text:style-name="T6">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Dialog"><text:span text:style-name="T6">- Będziecie strzelać, chłopcy?</text:span></text:p>
      <text:p text:style-name="Text_20_body"><text:span text:style-name="T6">Jeden z klęczących za dziwną bronią żołnierzy odpowiedział:</text:span></text:p>
      <text:p text:style-name="Dialog"><text:span text:style-name="T6">- pan Kasztelan kazał!</text:span></text:p>
      <text:p text:style-name="Text_20_body"><text:span text:style-name="T6">A drugi dodał:</text:span></text:p>
      <text:p text:style-name="Dialog"><text:span text:style-name="T6">- niech żyje pan Kasztelan!</text:span></text:p>
      <text:p text:style-name="Text_20_body"><text:span text:style-name="T6">Wódz naczelny pokiwał smutno głową. Już wiedział, że jego planów naprawy Rzeczypospolitej nie da się zrealizować bez rozlewu krwi bratnie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436</meta:editing-cycles>
    <meta:creation-date>2014-08-22T08:05:00</meta:creation-date>
    <dc:date>2015-06-23T19:48:03.27</dc:date>
    <meta:editing-duration>P32DT1H29M38S</meta:editing-duration>
    <meta:generator>OpenOffice/4.1.1$Win32 OpenOffice.org_project/411m6$Build-9775</meta:generator>
    <dc:creator>Mikolaj Trzeciecki</dc:creator>
    <meta:document-statistic meta:table-count="0" meta:image-count="0" meta:object-count="0" meta:page-count="42" meta:paragraph-count="436" meta:word-count="19066" meta:character-count="12794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